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style:font-name="Arial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28" style:family="table-cell" style:parent-style-name="Default" style:data-style-name="N10">
      <style:text-properties style:font-name="Arial"/>
    </style:style>
    <style:style style:name="ce29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2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3" style:family="table-cell" style:parent-style-name="Default" style:data-style-name="N0">
      <style:table-cell-properties style:vertical-align="top"/>
      <style:text-properties style:font-name="Arial"/>
    </style:style>
    <style:style style:name="ce34" style:family="table-cell" style:parent-style-name="Default" style:data-style-name="N0">
      <style:text-properties style:font-name="Arial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37">
      <style:table-cell-properties style:vertical-align="top"/>
      <style:text-properties style:font-name="Arial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vertical-align="middle"/>
      <style:text-properties style:font-name="Arial"/>
    </style:style>
    <style:style style:name="ce4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fo:min-height="0.98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Plannig WebDelib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2" office:value-type="string">
            <text:p>Prévue</text:p>
          </table:table-cell>
          <table:table-cell table:style-name="ce22" office:value-type="string">
            <text:p>Réalisée</text:p>
          </table:table-cell>
          <table:table-cell table:style-name="ce22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3" table:formula="oooc:=[.F68]" office:value-type="float" office:value="27.78">
            <text:p>27,78</text:p>
          </table:table-cell>
          <table:table-cell table:style-name="ce23" table:formula="oooc:=[.G68]" office:value-type="float" office:value="6.16">
            <text:p>6,16</text:p>
          </table:table-cell>
          <table:table-cell table:style-name="ce29" table:formula="oooc:=[.H68]" office:value-type="float" office:value="21">
            <text:p>21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69]" office:value-type="float" office:value="27.78">
            <text:p>27,78</text:p>
          </table:table-cell>
          <table:table-cell table:formula="oooc:=[.G69]" office:value-type="float" office:value="6.16">
            <text:p>6,16</text:p>
          </table:table-cell>
          <table:table-cell table:style-name="ce30" table:formula="oooc:=[.H69]" office:value-type="float" office:value="21">
            <text:p>21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3" table:formula="oooc:=[.F71]" office:value-type="float" office:value="16.78">
            <text:p>16,78</text:p>
          </table:table-cell>
          <table:table-cell table:style-name="ce23" table:formula="oooc:=[.G71]" office:value-type="float" office:value="6.16">
            <text:p>6,16</text:p>
          </table:table-cell>
          <table:table-cell table:style-name="ce29" table:formula="oooc:=[.H71]" office:value-type="float" office:value="10">
            <text:p>10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4" table:formula="oooc:=[.F72]" office:value-type="float" office:value="11">
            <text:p>11</text:p>
          </table:table-cell>
          <table:table-cell table:style-name="ce24" table:formula="oooc:=[.G72]" office:value-type="float" office:value="0">
            <text:p>0</text:p>
          </table:table-cell>
          <table:table-cell table:style-name="ce31" table:formula="oooc:=[.H72]"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4" svg:width="5.052cm" svg:height="1.782cm" svg:x="23.687cm" svg:y="0.501cm" draw:caption-point-x="-23.687cm" draw:caption-point-y="-0.501cm">
              <dc:date>2007-12-11T00:00:00</dc:date>
              <text:p text:style-name="P3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4" svg:width="6.291cm" svg:height="1.78cm" svg:x="17.784cm" svg:y="0.152cm" draw:caption-point-x="-17.784cm" draw:caption-point-y="-0.152cm">
              <dc:date>2007-12-11T00:00:00</dc:date>
              <text:p text:style-name="P3"><text:span text:style-name="T3">Charge exprimée en <text:s/>journée :</text:span></text:p>
              <text:p text:style-name="P3"><text:span text:style-name="T3">0,5 : une demi journée</text:span></text:p>
              <text:p text:style-name="P3"><text:span text:style-name="T3">1 : une journée</text:span></text:p>
            </office:annotation>
            <text:p>Charge</text:p>
          </table:table-cell>
          <table:covered-table-cell table:style-name="ce27"/>
          <table:covered-table-cell table:style-name="ce18"/>
          <table:table-cell table:style-name="ce35" office:value-type="string" table:number-columns-spanned="3" table:number-rows-spanned="1">
            <office:annotation draw:style-name="gr8" draw:text-style-name="P4" svg:width="2.88cm" svg:height="1.023cm" svg:x="33.468cm" svg:y="0.552cm" draw:caption-point-x="-33.468cm" draw:caption-point-y="-0.552cm">
              <dc:date>2007-12-11T00:00:00</dc:date>
              <text:p text:style-name="P3"><text:span text:style-name="T3">Gestion du planning</text:span></text:p>
            </office:annotation>
            <text:p>Planning</text:p>
          </table:table-cell>
          <table:covered-table-cell table:style-name="ce27"/>
          <table:covered-table-cell table:style-name="ce18"/>
          <table:table-cell table:style-name="ce38" table:number-columns-repeated="2"/>
          <table:table-cell table:style-name="ce41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4" svg:width="3.323cm" svg:height="1.087cm" svg:x="2.951cm" svg:y="0.383cm" draw:caption-point-x="-2.951cm" draw:caption-point-y="-0.383cm">
              <dc:date>2007-12-11T00:00:00</dc:date>
              <text:p text:style-name="P3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4" svg:width="7.586cm" svg:height="1.508cm" svg:x="4.798cm" svg:y="0.384cm" draw:caption-point-x="-4.798cm" draw:caption-point-y="-0.384cm">
              <dc:date>2007-12-11T00:00:00</dc:date>
              <text:p text:style-name="P3"><text:span text:style-name="T3">Corr : pour une correction</text:span></text:p>
              <text:p text:style-name="P3"><text:span text:style-name="T3">Evol : pour une évolution</text:span></text:p>
              <text:p text:style-name="P3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4" svg:width="4.986cm" svg:height="1.434cm" svg:x="6.645cm" svg:y="0.384cm" draw:caption-point-x="-6.645cm" draw:caption-point-y="-0.384cm">
              <dc:date>2007-12-11T00:00:00</dc:date>
              <text:p text:style-name="P3"><text:span text:style-name="T3">Source de la demande :</text:span></text:p>
              <text:p text:style-name="P3"><text:span text:style-name="T3">CC : cahier des charges,</text:span></text:p>
              <text:p text:style-name="P3"><text:span text:style-name="T3">GTC : groupe de travail</text:span></text:p>
            </office:annotation>
            <text:p>Source</text:p>
          </table:table-cell>
          <table:table-cell table:style-name="ce4" office:value-type="string">
            <office:annotation draw:style-name="gr6" draw:text-style-name="P4" svg:width="8.593cm" svg:height="3.149cm" svg:x="7.745cm" svg:y="0.383cm" draw:caption-point-x="-7.745cm" draw:caption-point-y="-0.383cm">
              <dc:date>2007-12-12T00:00:00</dc:date>
              <text:p text:style-name="P3"><text:span text:style-name="T3">Module ou partie de l'application : </text:span></text:p>
              <text:p text:style-name="P3"><text:span text:style-name="T3">- Accueil</text:span></text:p>
              <text:p text:style-name="P3"><text:span text:style-name="T3">- Projets</text:span></text:p>
              <text:p text:style-name="P3"><text:span text:style-name="T3">- Séances</text:span></text:p>
              <text:p text:style-name="P3"><text:span text:style-name="T3">- PostSéance</text:span></text:p>
              <text:p text:style-name="P3"><text:span text:style-name="T3">- Admin</text:span></text:p>
              <text:p text:style-name="P3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4" svg:width="6.492cm" svg:height="1.011cm" svg:x="12.569cm" svg:y="1.688cm" draw:caption-point-x="-12.569cm" draw:caption-point-y="-1.688cm">
              <dc:date>2007-12-11T00:00:00</dc:date>
              <text:p text:style-name="P3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4" svg:width="2.88cm" svg:height="0.612cm" svg:x="22.664cm" svg:y="1.311cm" draw:caption-point-x="-22.664cm" draw:caption-point-y="-1.311cm">
              <dc:date>2007-12-11T00:00:00</dc:date>
              <text:p text:style-name="P3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4" svg:width="2.88cm" svg:height="1.845cm" svg:x="24.708cm" svg:y="1.311cm" draw:caption-point-x="-24.708cm" draw:caption-point-y="-1.311cm">
              <dc:date>2007-12-11T00:00:00</dc:date>
              <text:p text:style-name="P3"><text:span text:style-name="T3">% effectué :</text:span></text:p>
              <text:p text:style-name="P3"><text:span text:style-name="T3">0 pas encore commencé</text:span></text:p>
              <text:p text:style-name="P3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4" svg:width="2.88cm" svg:height="1.023cm" svg:x="26.752cm" svg:y="1.311cm" draw:caption-point-x="-26.752cm" draw:caption-point-y="-1.311cm">
              <dc:date>2007-12-11T00:00:00</dc:date>
              <text:p text:style-name="P3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4" svg:width="2.88cm" svg:height="1.845cm" svg:x="31.053cm" svg:y="1.311cm" draw:caption-point-x="-31.053cm" draw:caption-point-y="-1.311cm">
              <dc:date>2007-12-11T00:00:00</dc:date>
              <text:p text:style-name="P3"><text:span text:style-name="T3">Priorité de la tâche :</text:span></text:p>
              <text:p text:style-name="P3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4" svg:width="2.88cm" svg:height="1.78cm" svg:x="33.312cm" svg:y="1.311cm" draw:caption-point-x="-33.312cm" draw:caption-point-y="-1.311cm">
              <dc:date>2007-12-11T00:00:00</dc:date>
              <text:p text:style-name="P3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4" svg:width="3.865cm" svg:height="1.023cm" svg:x="29.341cm" svg:y="0.641cm" draw:caption-point-x="-29.341cm" draw:caption-point-y="-0.641cm">
              <dc:date>2007-12-11T00:00:00</dc:date>
              <text:p text:style-name="P3"><text:span text:style-name="T3">Date prévue du développement</text:span></text:p>
            </office:annotation>
            <text:p>Date prev</text:p>
          </table:table-cell>
          <table:table-cell table:style-name="ce39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0" table:number-columns-repeated="244"/>
          <table:table-cell table:style-name="ce42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2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13]-[.G13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2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2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2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2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2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2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36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roduction des additifs pour envoi (modification de l'ordre du jour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47]-[.G47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 ?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48]-[.G48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Envoi des délibérations a d'autre dispositifs homologué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2" table:formula="oooc:=[.F49]-[.G49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0]-[.G50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51]-[.G5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2" table:formula="oooc:=[.F52]-[.G52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2" table:formula="oooc:=[.F54]-[.G54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5]-[.G55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2" table:formula="oooc:=[.F56]-[.G56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6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2" table:formula="oooc:=[.F57]-[.G57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58]-[.G58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59]-[.G59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2" table:formula="oooc:=[.F60]-[.G60]" office:value-type="float" office:value="2">
            <text:p>2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2" table:formula="oooc:=[.F61]-[.G61]" office:value-type="float" office:value="1">
            <text:p>1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2]-[.G62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2" table:formula="oooc:=[.F63]-[.G63]" office:value-type="float" office:value="0">
            <text:p>0</text:p>
          </table:table-cell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style-name="ce13" table:number-columns-repeated="2"/>
          <table:table-cell table:style-name="ce32"/>
          <table:table-cell table:style-name="ce13" table:number-columns-repeated="2"/>
          <table:table-cell table:style-name="ce36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0"/>
          <table:table-cell table:number-columns-repeated="2" table:style-name="ce14"/>
          <table:table-cell table:style-name="ce33" table:formula="oooc:=[.F65]-[.G65]" office:value-type="float" office:value="0">
            <text:p>0</text:p>
          </table:table-cell>
          <table:table-cell table:style-name="ce14" table:number-columns-repeated="2"/>
          <table:table-cell table:style-name="ce37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r 'Insérer des lignes'</text:p>
          </table:table-cell>
          <table:table-cell table:number-columns-repeated="5"/>
          <table:table-cell table:style-name="ce28"/>
          <table:table-cell table:style-name="ce34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5" office:value-type="string">
            <text:p>Prévue</text:p>
          </table:table-cell>
          <table:table-cell table:style-name="ce25" office:value-type="string">
            <text:p>Réalisée</text:p>
          </table:table-cell>
          <table:table-cell table:style-name="ce25" office:value-type="string">
            <text:p>Reste</text:p>
          </table:table-cell>
          <table:table-cell table:style-name="ce25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totale : </text:p>
          </table:table-cell>
          <table:table-cell table:style-name="ce26" table:formula="oooc:=SUM([.F10:.F65])" office:value-type="float" office:value="27.78">
            <text:p>27,78</text:p>
          </table:table-cell>
          <table:table-cell table:style-name="ce26" table:formula="oooc:=SUM([.G10:.G65])" office:value-type="float" office:value="6.16">
            <text:p>6,16</text:p>
          </table:table-cell>
          <table:table-cell table:style-name="ce26" table:formula="oooc:=SUM([.H10:.H65])" office:value-type="float" office:value="21">
            <text:p>21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 office:value-type="string">
            <text:p>Charge pour la sélection :</text:p>
          </table:table-cell>
          <table:table-cell table:style-name="ce26" table:formula="oooc:=SUBTOTAL(9;[.F10:.F65])" office:value-type="float" office:value="27.78">
            <text:p>27,78</text:p>
          </table:table-cell>
          <table:table-cell table:style-name="ce26" table:formula="oooc:=SUBTOTAL(9;[.G10:.G65])" office:value-type="float" office:value="6.16">
            <text:p>6,16</text:p>
          </table:table-cell>
          <table:table-cell table:style-name="ce26" table:formula="oooc:=SUBTOTAL(9;[.H10:.H65])" office:value-type="float" office:value="21">
            <text:p>21</text:p>
          </table:table-cell>
          <table:table-cell table:style-name="ce26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1"/>
          <table:table-cell table:style-name="ce26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1" office:value-type="string">
            <text:p>Charge pour la V1 :</text:p>
          </table:table-cell>
          <table:table-cell table:style-name="ce26" table:formula="oooc:=SUMIF([.A10:.A65];&quot;1.*&quot;;[.F10:.F65])" office:value-type="float" office:value="16.78">
            <text:p>16,78</text:p>
          </table:table-cell>
          <table:table-cell table:style-name="ce26" table:formula="oooc:=SUMIF([.A10:.A65];&quot;1.*&quot;;[.G10:.G65])" office:value-type="float" office:value="6.16">
            <text:p>6,16</text:p>
          </table:table-cell>
          <table:table-cell table:style-name="ce26" table:formula="oooc:=SUMIF([.A10:.A65];&quot;1.*&quot;;[.H10:.H65])" office:value-type="float" office:value="10">
            <text:p>10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1" office:value-type="string">
            <text:p>Charge pour la V2 :</text:p>
          </table:table-cell>
          <table:table-cell table:style-name="ce26" table:formula="oooc:=SUMIF([.A10:.A65];&quot;2.*&quot;;[.F10:.F65])" office:value-type="float" office:value="11">
            <text:p>11</text:p>
          </table:table-cell>
          <table:table-cell table:style-name="ce26" table:formula="oooc:=SUMIF([.A10:.A65];&quot;2.*&quot;;[.G10:.G65])" office:value-type="float" office:value="0">
            <text:p>0</text:p>
          </table:table-cell>
          <table:table-cell table:style-name="ce26" table:formula="oooc:=SUMIF([.A10:.A65];&quot;2.*&quot;;[.H10:.H65])" office:value-type="float" office:value="11">
            <text:p>11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26" table:number-columns-repeated="3"/>
          <table:table-cell table:number-columns-repeated="248"/>
        </table:table-row>
        <table:table-row table:style-name="ro8" table:number-rows-repeated="65461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'Plannig WebDelib'.A9:'Plannig WebDelib'.K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9/01/2008</text:date>, <text:time>11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Desmaretz</meta:initial-creator>
    <meta:creation-date>2007-09-30T10:15:59</meta:creation-date>
    <dc:date>2008-01-09T11:01:07</dc:date>
    <meta:print-date>2007-12-10T11:01:08</meta:print-date>
    <meta:editing-cycles>202</meta:editing-cycles>
    <meta:editing-duration>PT19H31M53S</meta:editing-duration>
    <meta:user-defined meta:name="Info 1"/>
    <meta:user-defined meta:name="Info 2"/>
    <meta:user-defined meta:name="Info 3"/>
    <meta:user-defined meta:name="Info 4"/>
    <meta:document-statistic meta:table-count="1" meta:cell-count="592" meta:object-count="1"/>
  </office:meta>
</office:document-meta>
</file>